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bold_5f_default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IN</text:p>
          </table:table-cell>
          <table:table-cell table:number-columns-repeated="19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In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USD In No Fee</text:p>
          </table:table-cell>
          <table:table-cell table:style-name="header_5f_default" office:value-type="string" calcext:value-type="string">
            <text:p>USD In With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1">
          <table:table-cell table:style-name="transparent_5f_default" office:value-type="string" calcext:value-type="string">
            <text:p>2020-06-28 14:38:40+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Buy</text:p>
          </table:table-cell>
          <table:table-cell/>
          <table:table-cell table:style-name="transparent_5f_fiat" office:value-type="currency" office:currency="USD" office:value="12000" calcext:value-type="currency">
            <text:p>$12,000.00</text:p>
          </table:table-cell>
          <table:table-cell table:style-name="transparent_5f_crypto" office:value-type="float" office:value="0.01" calcext:value-type="float">
            <text:p>0.01000000</text:p>
          </table:table-cell>
          <table:table-cell table:number-columns-repeated="3"/>
          <table:table-cell table:style-name="transparent_5f_fiat" office:value-type="currency" office:currency="USD" office:value="10" calcext:value-type="currency">
            <text:p>$10.00</text:p>
          </table:table-cell>
          <table:table-cell table:style-name="transparent_5f_default" office:value-type="string" calcext:value-type="string">
            <text:p>__unknown</text:p>
          </table:table-cell>
          <table:table-cell table:style-name="transparent_5f_default" office:value-type="string" calcext:value-type="string">
            <text:p>Bought 0.2 BTC on FTX</text:p>
          </table:table-cell>
          <table:table-cell table:number-columns-repeated="6"/>
        </table:table-row>
        <table:table-row table:style-name="ro1">
          <table:table-cell table:style-name="transparent_5f_default" office:value-type="string" calcext:value-type="string">
            <text:p>2022-01-02 18:11:09+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Buy</text:p>
          </table:table-cell>
          <table:table-cell/>
          <table:table-cell table:style-name="transparent_5f_fiat" office:value-type="currency" office:currency="USD" office:value="35000" calcext:value-type="currency">
            <text:p>$35,000.00</text:p>
          </table:table-cell>
          <table:table-cell table:style-name="transparent_5f_crypto" office:value-type="float" office:value="0.99" calcext:value-type="float">
            <text:p>0.99000000</text:p>
          </table:table-cell>
          <table:table-cell table:number-columns-repeated="3"/>
          <table:table-cell table:style-name="transparent_5f_fiat" office:value-type="currency" office:currency="USD" office:value="490" calcext:value-type="currency">
            <text:p>$490.00</text:p>
          </table:table-cell>
          <table:table-cell table:style-name="transparent_5f_default" office:value-type="string" calcext:value-type="string">
            <text:p>__unknown</text:p>
          </table:table-cell>
          <table:table-cell table:style-name="transparent_5f_default" office:value-type="string" calcext:value-type="string">
            <text:p>Bought 0.8 BTC on FT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19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Exchange</text:p>
          </table:table-cell>
          <table:table-cell table:style-name="header_5f_default" office:value-type="string" calcext:value-type="string">
            <text:p>Holder</text:p>
          </table:table-cell>
          <table:table-cell table:style-name="header_5f_default" office:value-type="string" calcext:value-type="string">
            <text:p>Transaction Type</text:p>
          </table:table-cell>
          <table:table-cell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Out No Fee</text:p>
          </table:table-cell>
          <table:table-cell table:style-name="header_5f_default" office:value-type="string" calcext:value-type="string">
            <text:p>Crypto Fee</text:p>
          </table:table-cell>
          <table:table-cell table:style-name="header_5f_default" office:value-type="string" calcext:value-type="string">
            <text:p>Crypto Out With Fee</text:p>
          </table:table-cell>
          <table:table-cell table:style-name="header_5f_default" office:value-type="string" calcext:value-type="string">
            <text:p>USD Out No Fee</text:p>
          </table:table-cell>
          <table:table-cell table:style-name="header_5f_default" office:value-type="string" calcext:value-type="string">
            <text:p>USD Fee</text:p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1">
          <table:table-cell table:style-name="transparent_5f_default" office:value-type="string" calcext:value-type="string">
            <text:p>2022-02-09 11:45:34-08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My Fave Trezor</text:p>
          </table:table-cell>
          <table:table-cell table:style-name="transparent_5f_default" office:value-type="string" calcext:value-type="string">
            <text:p>Alice</text:p>
          </table:table-cell>
          <table:table-cell table:style-name="transparent_5f_default" office:value-type="string" calcext:value-type="string">
            <text:p>Gift</text:p>
          </table:table-cell>
          <table:table-cell/>
          <table:table-cell table:style-name="transparent_5f_fiat" office:value-type="currency" office:currency="USD" office:value="44628.22" calcext:value-type="currency">
            <text:p>$44,628.22</text:p>
          </table:table-cell>
          <table:table-cell table:style-name="transparent_5f_crypto" office:value-type="float" office:value="0.02" calcext:value-type="float">
            <text:p>0.02000000</text:p>
          </table:table-cell>
          <table:table-cell table:style-name="transparent_5f_crypto" office:value-type="float" office:value="0" calcext:value-type="float">
            <text:p>0.00000000</text:p>
          </table:table-cell>
          <table:table-cell table:number-columns-repeated="3"/>
          <table:table-cell table:style-name="transparent_5f_default" office:value-type="string" calcext:value-type="string">
            <text:p>73085629ae85678f90238d45239815ee94237fb2340634355fac24982e245b234</text:p>
          </table:table-cell>
          <table:table-cell table:style-name="transparent_5f_default" office:value-type="string" calcext:value-type="string">
            <text:p>Sending some BTC to Cathy as a gif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9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INTRA</text:p>
          </table:table-cell>
          <table:table-cell table:number-columns-repeated="19"/>
        </table:table-row>
        <table:table-row table:style-name="ro1">
          <table:table-cell table:style-name="header_5f_default" office:value-type="string" calcext:value-type="string">
            <text:p>Timestamp</text:p>
          </table:table-cell>
          <table:table-cell table:style-name="header_5f_default" office:value-type="string" calcext:value-type="string">
            <text:p>Asset</text:p>
          </table:table-cell>
          <table:table-cell table:style-name="header_5f_default" office:value-type="string" calcext:value-type="string">
            <text:p>From Exchange</text:p>
          </table:table-cell>
          <table:table-cell table:style-name="header_5f_default" office:value-type="string" calcext:value-type="string">
            <text:p>From Holder</text:p>
          </table:table-cell>
          <table:table-cell table:style-name="header_5f_default" office:value-type="string" calcext:value-type="string">
            <text:p>To Exchange</text:p>
          </table:table-cell>
          <table:table-cell table:style-name="header_5f_default" office:value-type="string" calcext:value-type="string">
            <text:p>To Holder</text:p>
          </table:table-cell>
          <table:table-cell table:style-name="header_5f_default" office:value-type="string" calcext:value-type="string">
            <text:p>Spot Price</text:p>
          </table:table-cell>
          <table:table-cell table:style-name="header_5f_default" office:value-type="string" calcext:value-type="string">
            <text:p>Crypto Sent</text:p>
          </table:table-cell>
          <table:table-cell table:style-name="header_5f_default" office:value-type="string" calcext:value-type="string">
            <text:p>Crypto Received</text:p>
          </table:table-cell>
          <table:table-cell table:number-columns-repeated="3" table:style-name="header_5f_default" office:value-type="string" calcext:value-type="string">
            <text:p/>
          </table:table-cell>
          <table:table-cell table:style-name="header_5f_default" office:value-type="string" calcext:value-type="string">
            <text:p>Unique ID</text:p>
          </table:table-cell>
          <table:table-cell table:style-name="header_5f_default" office:value-type="string" calcext:value-type="string">
            <text:p>Notes</text:p>
          </table:table-cell>
          <table:table-cell table:number-columns-repeated="6" table:style-name="header_5f_default" office:value-type="string" calcext:value-type="string">
            <text:p/>
          </table:table-cell>
        </table:table-row>
        <table:table-row table:style-name="ro1">
          <table:table-cell table:style-name="transparent_5f_default" office:value-type="string" calcext:value-type="string">
            <text:p>2022-01-14 03:23:38-08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Green Trezor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fiat" office:value-type="currency" office:currency="USD" office:value="41952.11" calcext:value-type="currency">
            <text:p>$41,952.11</text:p>
          </table:table-cell>
          <table:table-cell table:style-name="transparent_5f_crypto" office:value-type="float" office:value="0.2002" calcext:value-type="float">
            <text:p>0.20020000</text:p>
          </table:table-cell>
          <table:table-cell table:style-name="transparent_5f_crypto" office:value-type="float" office:value="0.2" calcext:value-type="float">
            <text:p>0.20000000</text:p>
          </table:table-cell>
          <table:table-cell table:number-columns-repeated="3"/>
          <table:table-cell table:style-name="transparent_5f_default" office:value-type="string" calcext:value-type="string">
            <text:p>28fde44268ac826b66a7ce99a8723b8cf23a836729b1a23cb4986898ad0096bf0</text:p>
          </table:table-cell>
          <table:table-cell table:style-name="transparent_5f_default" office:value-type="string" calcext:value-type="string">
            <text:p>Sent 0.2002 BTC to Bob's Trezor;</text:p>
          </table:table-cell>
          <table:table-cell table:number-columns-repeated="6"/>
        </table:table-row>
        <table:table-row table:style-name="ro1">
          <table:table-cell table:style-name="transparent_5f_default" office:value-type="string" calcext:value-type="string">
            <text:p>2022-01-18 15:27:18+00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Green Trezor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FTX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fiat" office:value-type="currency" office:currency="USD" office:value="41736.81" calcext:value-type="currency">
            <text:p>$41,736.81</text:p>
          </table:table-cell>
          <table:table-cell table:style-name="transparent_5f_crypto" office:value-type="float" office:value="0.1001" calcext:value-type="float">
            <text:p>0.10010000</text:p>
          </table:table-cell>
          <table:table-cell table:style-name="transparent_5f_crypto" office:value-type="float" office:value="0.1" calcext:value-type="float">
            <text:p>0.10000000</text:p>
          </table:table-cell>
          <table:table-cell table:number-columns-repeated="3"/>
          <table:table-cell table:style-name="transparent_5f_default" office:value-type="string" calcext:value-type="string">
            <text:p>9237a6ed823577c528093ead63568aa25588987534bce3487ff7772ab00589218</text:p>
          </table:table-cell>
          <table:table-cell table:style-name="transparent_5f_default" office:value-type="string" calcext:value-type="string">
            <text:p>Received 0.1 BTC from Bob's Trezor;</text:p>
          </table:table-cell>
          <table:table-cell table:number-columns-repeated="6"/>
        </table:table-row>
        <table:table-row table:style-name="ro1">
          <table:table-cell table:style-name="transparent_5f_default" office:value-type="string" calcext:value-type="string">
            <text:p>2022-01-25 02:58:40-0800</text:p>
          </table:table-cell>
          <table:table-cell table:style-name="transparent_5f_default" office:value-type="string" calcext:value-type="string">
            <text:p>BTC</text:p>
          </table:table-cell>
          <table:table-cell table:style-name="transparent_5f_default" office:value-type="string" calcext:value-type="string">
            <text:p>Green Trezor</text:p>
          </table:table-cell>
          <table:table-cell table:style-name="transparent_5f_default" office:value-type="string" calcext:value-type="string">
            <text:p>Bob</text:p>
          </table:table-cell>
          <table:table-cell table:style-name="transparent_5f_default" office:value-type="string" calcext:value-type="string">
            <text:p>My Fave Trezor</text:p>
          </table:table-cell>
          <table:table-cell table:style-name="transparent_5f_default" office:value-type="string" calcext:value-type="string">
            <text:p>Alice</text:p>
          </table:table-cell>
          <table:table-cell table:style-name="transparent_5f_fiat" office:value-type="currency" office:currency="USD" office:value="36463.4" calcext:value-type="currency">
            <text:p>$36,463.40</text:p>
          </table:table-cell>
          <table:table-cell table:style-name="transparent_5f_crypto" office:value-type="float" office:value="0.0503" calcext:value-type="float">
            <text:p>0.05030000</text:p>
          </table:table-cell>
          <table:table-cell table:style-name="transparent_5f_crypto" office:value-type="float" office:value="0.05" calcext:value-type="float">
            <text:p>0.05000000</text:p>
          </table:table-cell>
          <table:table-cell table:number-columns-repeated="3"/>
          <table:table-cell table:style-name="transparent_5f_default" office:value-type="string" calcext:value-type="string">
            <text:p>6048ee3018b7852d93346fa82eb37645dc5014d625ef982aa823718f9238b6569a</text:p>
          </table:table-cell>
          <table:table-cell table:style-name="transparent_5f_default"/>
          <table:table-cell table:number-columns-repeated="6"/>
        </table:table-row>
        <table:table-row table:style-name="ro1">
          <table:table-cell office:value-type="string" calcext:value-type="string">
            <text:p>TABLE END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User-defined">
      <number:number number:decimal-places="8" number:min-decimal-places="8" number:min-integer-digits="1"/>
    </number:number-style>
    <number:percentage-style style:name="N131" number:title="User-defined">
      <number:number number:decimal-places="3" number:min-decimal-places="3" number:min-integer-digits="1"/>
      <number:text>%</number:text>
    </number:percentage-style>
    <number:currency-style style:name="N133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30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31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30">
      <style:table-cell-properties fo:background-color="#729fcf"/>
    </style:style>
    <style:style style:name="taxable_5f_event_5f_percent" style:display-name="taxable_event_percent" style:family="table-cell" style:parent-style-name="RP2" style:data-style-name="N131">
      <style:table-cell-properties fo:background-color="#729fcf"/>
    </style:style>
    <style:style style:name="acquired_5f_lot_5f_alt_5f_crypto" style:display-name="acquired_lot_alt_crypto" style:family="table-cell" style:parent-style-name="RP2" style:data-style-name="N130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30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31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30">
      <style:table-cell-properties fo:background-color="#bf819e"/>
    </style:style>
    <style:style style:name="acquired_5f_lot_5f_percent" style:display-name="acquired_lot_percent" style:family="table-cell" style:parent-style-name="RP2" style:data-style-name="N131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31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30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30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7:50:49.3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4-10-06T17:51:56.376000000</dc:date>
    <meta:editing-duration>P1DT10H10M48S</meta:editing-duration>
    <meta:editing-cycles>107</meta:editing-cycles>
    <meta:generator>LibreOffice/7.5.9.2$Windows_X86_64 LibreOffice_project/cdeefe45c17511d326101eed8008ac4092f278a9</meta:generator>
    <meta:document-statistic meta:table-count="1" meta:cell-count="128" meta:object-count="0"/>
  </office:meta>
</office:document-meta>
</file>